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表格1" style:family="table">
      <style:table-properties style:width="11.375cm" fo:margin-left="1.27cm" table:align="left"/>
    </style:style>
    <style:style style:name="表格1.A" style:family="table-column">
      <style:table-column-properties style:column-width="1.739cm"/>
    </style:style>
    <style:style style:name="表格1.B" style:family="table-column">
      <style:table-column-properties style:column-width="9.636cm"/>
    </style:style>
    <style:style style:name="表格1.A1" style:family="table-cell">
      <style:table-cell-properties fo:padding="0.049cm" fo:border="none"/>
    </style:style>
    <style:style style:name="表格1.B1" style:family="table-cell">
      <style:table-cell-properties style:vertical-align="middle" fo:padding="0.049cm" fo:border="none"/>
    </style:style>
    <style:style style:name="表格2" style:family="table">
      <style:table-properties style:width="13.19cm" fo:margin-left="2.54cm" table:align="left"/>
    </style:style>
    <style:style style:name="表格2.A" style:family="table-column">
      <style:table-column-properties style:column-width="1.739cm"/>
    </style:style>
    <style:style style:name="表格2.B" style:family="table-column">
      <style:table-column-properties style:column-width="11.451cm"/>
    </style:style>
    <style:style style:name="表格2.A1" style:family="table-cell">
      <style:table-cell-properties fo:padding="0.049cm" fo:border="none"/>
    </style:style>
    <style:style style:name="表格2.B1" style:family="table-cell">
      <style:table-cell-properties style:vertical-align="middle" fo:padding="0.049cm" fo:border="none"/>
    </style:style>
    <style:style style:name="表格3" style:family="table">
      <style:table-properties style:width="13.19cm" fo:margin-left="2.54cm" table:align="left"/>
    </style:style>
    <style:style style:name="表格3.A" style:family="table-column">
      <style:table-column-properties style:column-width="1.739cm"/>
    </style:style>
    <style:style style:name="表格3.B" style:family="table-column">
      <style:table-column-properties style:column-width="11.451cm"/>
    </style:style>
    <style:style style:name="表格3.A1" style:family="table-cell">
      <style:table-cell-properties fo:padding="0.049cm" fo:border="none"/>
    </style:style>
    <style:style style:name="表格3.B1" style:family="table-cell">
      <style:table-cell-properties style:vertical-align="middle" fo:padding="0.049cm" fo:border="none"/>
    </style:style>
    <style:style style:name="表格4" style:family="table">
      <style:table-properties style:width="8.491cm" fo:margin-left="2.54cm" table:align="left"/>
    </style:style>
    <style:style style:name="表格4.A" style:family="table-column">
      <style:table-column-properties style:column-width="1.739cm"/>
    </style:style>
    <style:style style:name="表格4.B" style:family="table-column">
      <style:table-column-properties style:column-width="6.752cm"/>
    </style:style>
    <style:style style:name="表格4.A1" style:family="table-cell">
      <style:table-cell-properties fo:padding="0.049cm" fo:border="none"/>
    </style:style>
    <style:style style:name="表格4.B1" style:family="table-cell">
      <style:table-cell-properties style:vertical-align="middle" fo:padding="0.049cm" fo:border="none"/>
    </style:style>
    <style:style style:name="P1" style:family="paragraph" style:parent-style-name="Heading_20_2">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margin-top="0cm" fo:margin-bottom="0.499cm" style:contextual-spacing="false" fo:text-align="start" style:justify-single-word="false"/>
    </style:style>
    <style:style style:name="P4" style:family="paragraph" style:parent-style-name="Preformatted_20_Text">
      <style:paragraph-properties fo:margin-top="0cm" fo:margin-bottom="0.499cm" style:contextual-spacing="false" fo:text-align="start" style:justify-single-word="false"/>
    </style:style>
    <style:style style:name="P5" style:family="paragraph" style:parent-style-name="Table_20_Heading">
      <style:paragraph-properties fo:text-align="start" style:justify-single-word="false"/>
    </style:style>
    <style:style style:name="P6" style:family="paragraph" style:parent-style-name="Text_20_body" style:list-style-name="L1"/>
    <style:style style:name="P7" style:family="paragraph" style:parent-style-name="Text_20_body" style:list-style-name="L1">
      <style:text-properties officeooo:paragraph-rsid="0022a35b"/>
    </style:style>
    <style:style style:name="P8" style:family="paragraph" style:parent-style-name="Table_20_Contents">
      <style:paragraph-properties fo:margin-top="0cm" fo:margin-bottom="0.499cm" style:contextual-spacing="false" fo:text-align="start" style:justify-single-word="false"/>
    </style:style>
    <style:style style:name="P9" style:family="paragraph" style:parent-style-name="Preformatted_20_Text" style:list-style-name="L1"/>
    <style:style style:name="P10" style:family="paragraph" style:parent-style-name="Preformatted_20_Text" style:list-style-name="L1">
      <style:paragraph-properties fo:margin-top="0cm" fo:margin-bottom="0.499cm" style:contextual-spacing="false"/>
    </style:style>
    <style:style style:name="T1"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stalling and Configuring the Proxy Node</text:h>
      <text:p text:style-name="Text_20_body">The proxy server takes each request and looks up locations for the account, container, or object and routes the requests correctly. The proxy server also handles API requests. You enable account management by configuring it in the <text:span text:style-name="Source_20_Text">proxy-server.conf</text:span> file. </text:p>
      <table:table table:name="表格1" table:style-name="表格1">
        <table:table-column table:style-name="表格1.A"/>
        <table:table-column table:style-name="表格1.B"/>
        <table:table-row>
          <table:table-cell table:style-name="表格1.A1" table:number-rows-spanned="2" office:value-type="string">
            <text:p text:style-name="P2"><draw:frame draw:style-name="fr1" draw:name="图形1" text:anchor-type="as-char" svg:width="1.588cm" svg:height="1.588cm" draw:z-index="0"><draw:image xlink:href="http://docs.openstack.org/folsom/openstack-object-storage/admin/common/images/admon/note.png" xlink:type="simple" xlink:show="embed" xlink:actuate="onLoad"/></draw:frame></text:p>
          </table:table-cell>
          <table:table-cell table:style-name="表格1.B1" office:value-type="string">
            <text:p text:style-name="P5">Note</text:p>
          </table:table-cell>
        </table:table-row>
        <table:table-row>
          <table:covered-table-cell/>
          <table:table-cell table:style-name="表格1.A1" office:value-type="string">
            <text:p text:style-name="P3">It is assumed that all commands are <text:span text:style-name="T1">run as the root user.</text:span></text:p>
          </table:table-cell>
        </table:table-row>
      </table:table>
      <text:list xml:id="list9045811747015491095" text:style-name="L1">
        <text:list-item>
          <text:p text:style-name="P6">Install swift-proxy service: <text:s/>安装代理和缓服务</text:p>
          <text:p text:style-name="P10"># apt-get install swift-proxy memcached</text:p>
          <text:p text:style-name="P10"># yum install openstack-swift-proxy memcached</text:p>
        </text:list-item>
        <text:list-item>
          <text:p text:style-name="P6">Create self-signed cert for SSL: <text:s/>创建SSL证书</text:p>
          <text:p text:style-name="P9">#cd /etc/swift</text:p>
          <text:p text:style-name="P10">#openssl req -new -x509 -nodes -out cert.crt -keyout cert.key <text:s text:c="15"/></text:p>
        </text:list-item>
        <text:list-item>
          <text:p text:style-name="P6"><text:span text:style-name="T1">Modify memcached to listen on the default interfaces</text:span>. Preferably this should be on a local, non-public network. Edit the following line in /etc/memcached.conf, changing:</text:p>
          <text:p text:style-name="P9">-l 127.0.0.1 </text:p>
          <text:p text:style-name="P9">to</text:p>
          <text:p text:style-name="P10">-l &lt;PROXY_LOCAL_NET_IP&gt;</text:p>
        </text:list-item>
        <text:list-item>
          <text:p text:style-name="P6">Restart the memcached server:</text:p>
          <text:p text:style-name="P10">#service memcached restart</text:p>
        </text:list-item>
        <text:list-item>
          <text:p text:style-name="P6">R<text:span text:style-name="T1">HEL/CentOS/Fedora Only</text:span>: To set up Object Storage to authenticate tokens we need to set the keystone Admin token in the swift proxy file with the openstack-config command. </text:p>
          <text:p text:style-name="P9"># openstack-config --set /etc/swift/proxy-server.conf filter:authtoken admin_token $ADMIN_TOKEN</text:p>
          <text:p text:style-name="P10"># sudo openstack-config --set /etc/swift/proxy-server.conf filter:authtoken auth_token $ADMIN_TOKEN</text:p>
        </text:list-item>
        <text:list-item>
          <text:p text:style-name="P6">Create /etc/swift/proxy-server.conf: 设置代理服务</text:p>
          <text:p text:style-name="P9">[DEFAULT]</text:p>
          <text:p text:style-name="P9">bind_port = 8888</text:p>
          <text:p text:style-name="P9">user = &lt;user&gt;</text:p>
          <text:p text:style-name="P9"/>
          <text:p text:style-name="P9">[pipeline:main]</text:p>
          <text:p text:style-name="P9">pipeline = healthcheck cache swift3 authtoken keystone proxy-server</text:p>
          <text:p text:style-name="P9"/>
          <text:p text:style-name="P9">[app:proxy-server]</text:p>
          <text:p text:style-name="P9">use = egg:swift#proxy</text:p>
          <text:p text:style-name="P9">allow_account_management = true</text:p>
          <text:p text:style-name="P9">account_autocreate = true</text:p>
          <text:p text:style-name="P9"/>
          <text:p text:style-name="P9">[filter:keystone]</text:p>
          <text:p text:style-name="P9">paste.filter_factory = keystone.middleware.swift_auth:filter_factory</text:p>
          <text:p text:style-name="P9">operator_roles = Member,admin, swiftoperator</text:p>
          <text:p text:style-name="P9"/>
          <text:p text:style-name="P9">[filter:authtoken]</text:p>
          <text:p text:style-name="P9">paste.filter_factory = keystone.middleware.auth_token:filter_factory</text:p>
          <text:p text:style-name="P9"># Delaying the auth decision is required to support token-less</text:p>
          <text:p text:style-name="P9"><text:soft-page-break/># usage for anonymous referrers ('.r:*').</text:p>
          <text:p text:style-name="P9">delay_auth_decision = 10</text:p>
          <text:p text:style-name="P9">service_port = 5000</text:p>
          <text:p text:style-name="P9">service_host = 127.0.0.1</text:p>
          <text:p text:style-name="P9">auth_port = 35357</text:p>
          <text:p text:style-name="P9">auth_host = 127.0.0.1</text:p>
          <text:p text:style-name="P9">auth_protocol = http</text:p>
          <text:p text:style-name="P9">auth_uri = http://127.0.0.1:5000/</text:p>
          <text:p text:style-name="P9">auth_token = 012345SECRET99TOKEN012345</text:p>
          <text:p text:style-name="P9">admin_token = 012345SECRET99TOKEN012345</text:p>
          <text:p text:style-name="P9">admin_tenant_name = service</text:p>
          <text:p text:style-name="P9">admin_user = swift</text:p>
          <text:p text:style-name="P9">admin_password = swift</text:p>
          <text:p text:style-name="P9"/>
          <text:p text:style-name="P9">[filter:cache]</text:p>
          <text:p text:style-name="P9">use = egg:swift#memcache</text:p>
          <text:p text:style-name="P9">set log_name = cache</text:p>
          <text:p text:style-name="P9"/>
          <text:p text:style-name="P9">[filter:catch_errors]</text:p>
          <text:p text:style-name="P9">use = egg:swift#catch_errors</text:p>
          <text:p text:style-name="P9"/>
          <text:p text:style-name="P9">[filter:healthcheck]</text:p>
          <text:p text:style-name="P10">use = egg:swift#healthcheck</text:p>
        </text:list-item>
      </text:list>
      <table:table table:name="表格2" table:style-name="表格2">
        <table:table-column table:style-name="表格2.A"/>
        <table:table-column table:style-name="表格2.B"/>
        <table:table-row>
          <table:table-cell table:style-name="表格2.A1" table:number-rows-spanned="2" office:value-type="string">
            <text:p text:style-name="P2"><draw:frame draw:style-name="fr1" draw:name="图形2" text:anchor-type="as-char" svg:width="1.588cm" svg:height="1.588cm" draw:z-index="1"><draw:image xlink:href="http://docs.openstack.org/folsom/openstack-object-storage/admin/common/images/admon/note.png" xlink:type="simple" xlink:show="embed" xlink:actuate="onLoad"/></draw:frame></text:p>
          </table:table-cell>
          <table:table-cell table:style-name="表格2.B1" office:value-type="string">
            <text:p text:style-name="P5">Note</text:p>
          </table:table-cell>
        </table:table-row>
        <table:table-row>
          <table:covered-table-cell/>
          <table:table-cell table:style-name="表格2.A1" office:value-type="string">
            <text:p text:style-name="P3">If you run multiple memcache servers, put the multiple IP:port listings in the [filter:cache] section of the proxy-server.conf file like: </text:p>
            <text:p text:style-name="P4">10.1.2.3:11211,10.1.2.4:11211</text:p>
            <text:p text:style-name="P3">Only the proxy server uses memcache.</text:p>
          </table:table-cell>
        </table:table-row>
      </table:table>
      <text:list xml:id="list685430667" text:continue-numbering="true" text:style-name="L1">
        <text:list-item>
          <text:p text:style-name="P6"><text:span text:style-name="T1">Create the account, container and object rings.</text:span> The builder command is basically creating a builder file with a few parameters.<text:span text:style-name="T1"> The parameter with the value of 18 represents 2 ^ 18th,</text:span> the value that the partition will be sized to. Set this “partition power” value based on the total amount of storage you expect your entire ring to use. The value of 3 represents the number of replicas of each object, with the last value being the number of hours to restrict moving a partition more than once.</text:p>
          <text:list>
            <text:list-header>
              <text:p text:style-name="P6">创建account container和object ring.</text:p>
            </text:list-header>
          </text:list>
          <text:p text:style-name="P7">partition power值基于你预计在整个ring只用的数量</text:p>
          <text:p text:style-name="P9"># cd /etc/swift <text:s text:c="2"/><text:tab/><text:tab/><text:tab/><text:tab/><text:tab/><text:tab/><text:tab/><text:tab/>partition <text:s/>replicas <text:s/>moving hour</text:p>
          <text:p text:style-name="P9"># swift-ring-builder account.builder create 18 3 1</text:p>
          <text:p text:style-name="P9"># swift-ring-builder container.builder create 18 3 1</text:p>
          <text:p text:style-name="P10"># swift-ring-builder object.builder create 18 3 1 <text:s text:c="11"/></text:p>
        </text:list-item>
        <text:list-item>
          <text:p text:style-name="P6">For every storage device on each node add entries to each ring:</text:p>
          <text:p text:style-name="P6">每个storage节点上的每个device将entries加入每个ring</text:p>
          <text:p text:style-name="P9"># swift-ring-builder account.builder add z&lt;ZONE&gt;-&lt;STORAGE_LOCAL_NET_IP&gt;:6002/&lt;DEVICE&gt; 100</text:p>
          <text:p text:style-name="P9"># swift-ring-builder container.builder add z&lt;ZONE&gt;-&lt;STORAGE_LOCAL_NET_IP_1&gt;:6001/&lt;DEVICE&gt; 100</text:p>
          <text:p text:style-name="P10"># swift-ring-builder object.builder add z&lt;ZONE&gt;-&lt;STORAGE_LOCAL_NET_IP_1&gt;:6000/&lt;DEVICE&gt; 100</text:p>
          <text:p text:style-name="P6"><text:soft-page-break/>For example, <text:span text:style-name="T1">if you were setting up a storage node with a partition in Zone 1 on IP 10.0.0.1. The mount point of this partition is /srv/node/sdb1</text:span>, and the path in rsyncd.conf is /srv/node/, the DEVICE would be sdb1 and the commands would look like: </text:p>
          <text:p text:style-name="P9"># swift-ring-builder account.builder add z1-10.0.0.1:6002/sdb1 100</text:p>
          <text:p text:style-name="P9"># swift-ring-builder container.builder add z1-10.0.0.1:6001/sdb1 100</text:p>
          <text:p text:style-name="P9"># swift-ring-builder object.builder add z1-10.0.0.1:6000/sdb1 100</text:p>
          <text:p text:style-name="P10"><text:s text:c="24"/></text:p>
        </text:list-item>
      </text:list>
      <table:table table:name="表格3" table:style-name="表格3">
        <table:table-column table:style-name="表格3.A"/>
        <table:table-column table:style-name="表格3.B"/>
        <table:table-row>
          <table:table-cell table:style-name="表格3.A1" table:number-rows-spanned="2" office:value-type="string">
            <text:p text:style-name="P2"><draw:frame draw:style-name="fr1" draw:name="图形3" text:anchor-type="as-char" svg:width="1.588cm" svg:height="1.588cm" draw:z-index="2"><draw:image xlink:href="http://docs.openstack.org/folsom/openstack-object-storage/admin/common/images/admon/note.png" xlink:type="simple" xlink:show="embed" xlink:actuate="onLoad"/></draw:frame></text:p>
          </table:table-cell>
          <table:table-cell table:style-name="表格3.B1" office:value-type="string">
            <text:p text:style-name="P5">Note</text:p>
          </table:table-cell>
        </table:table-row>
        <table:table-row>
          <table:covered-table-cell/>
          <table:table-cell table:style-name="表格3.A1" office:value-type="string">
            <text:p text:style-name="P3">Assuming there are 5 zones with 1 node per zone, ZONE should start at 1 and increment by one for each additional node.</text:p>
            <text:p text:style-name="P3">假设存在五个节点五个zone,每个节点一个zone，zone应该从一开始递增。</text:p>
          </table:table-cell>
        </table:table-row>
      </table:table>
      <text:list xml:id="list2076026806" text:continue-numbering="true" text:style-name="L1">
        <text:list-item>
          <text:p text:style-name="P6">Verify the ring contents for each ring: 验证</text:p>
          <text:p text:style-name="P9"># swift-ring-builder account.builder</text:p>
          <text:p text:style-name="P9"># swift-ring-builder container.builder</text:p>
          <text:p text:style-name="P9"># swift-ring-builder object.builder</text:p>
          <text:p text:style-name="P10"><text:s text:c="16"/></text:p>
        </text:list-item>
        <text:list-item>
          <text:p text:style-name="P6">Rebalance the rings:重新负载均衡</text:p>
          <text:p text:style-name="P9"># swift-ring-builder account.builder rebalance</text:p>
          <text:p text:style-name="P9"># swift-ring-builder container.builder rebalance</text:p>
          <text:p text:style-name="P9"># swift-ring-builder object.builder rebalance</text:p>
          <text:p text:style-name="P10"><text:s text:c="16"/></text:p>
        </text:list-item>
      </text:list>
      <table:table table:name="表格4" table:style-name="表格4">
        <table:table-column table:style-name="表格4.A"/>
        <table:table-column table:style-name="表格4.B"/>
        <table:table-row>
          <table:table-cell table:style-name="表格4.A1" table:number-rows-spanned="2" office:value-type="string">
            <text:p text:style-name="P2"><draw:frame draw:style-name="fr1" draw:name="图形4" text:anchor-type="as-char" svg:width="1.588cm" svg:height="1.588cm" draw:z-index="3"><draw:image xlink:href="http://docs.openstack.org/folsom/openstack-object-storage/admin/common/images/admon/note.png" xlink:type="simple" xlink:show="embed" xlink:actuate="onLoad"/></draw:frame></text:p>
          </table:table-cell>
          <table:table-cell table:style-name="表格4.B1" office:value-type="string">
            <text:p text:style-name="P5">Note</text:p>
          </table:table-cell>
        </table:table-row>
        <table:table-row>
          <table:covered-table-cell/>
          <table:table-cell table:style-name="表格4.A1" office:value-type="string">
            <text:p text:style-name="P3">Rebalancing rings can take some time.</text:p>
          </table:table-cell>
        </table:table-row>
      </table:table>
      <text:list xml:id="list1222066788" text:continue-numbering="true" text:style-name="L1">
        <text:list-item>
          <text:p text:style-name="P6">Copy the account.ring.gz, container.ring.gz, and object.ring.gz files to each of the Proxy and Storage nodes in /etc/swift.</text:p>
          <text:p text:style-name="P6">将所有的ring文件复制到每一各代理和存储节点的/etc/swift节点下</text:p>
        </text:list-item>
        <text:list-item>
          <text:p text:style-name="P6">Make sure all the config files are owned by the swift user:</text:p>
          <text:p text:style-name="P10"># chown -R swift:swift /etc/swift</text:p>
        </text:list-item>
        <text:list-item>
          <text:p text:style-name="P6">Start Proxy services:</text:p>
          <text:p text:style-name="P10"># swift-init proxy star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Devanagar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Devanagari2" style:font-size-complex="10pt"/>
    </style:style>
    <style:style style:name="Source_20_Text" style:display-name="Source Text" style:family="text">
      <style:text-properties style:font-name="DejaVu Sans Mono" style:font-name-asian="DejaVu Sans Mono" style:font-name-complex="Lohit Devanagar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6-20T13:50:30</meta:creation-date>
    <dc:date>2013-06-20T15:51:37</dc:date>
    <dc:creator>luyuzhe </dc:creator>
    <meta:editing-duration>PT17M43S</meta:editing-duration>
    <meta:editing-cycles>6</meta:editing-cycles>
    <meta:generator>LibreOffice/4.0.3.3$Linux_X86_64 LibreOffice_project/0eaa50a932c8f2199a615e1eb30f7ac74279539</meta:generator>
    <meta:document-statistic meta:table-count="4" meta:image-count="4" meta:object-count="0" meta:page-count="3" meta:paragraph-count="101" meta:word-count="750" meta:character-count="4979" meta:non-whitespace-character-count="4345"/>
  </office:meta>
</office:document-meta>
</file>